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49d60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0c1f" officeooo:paragraph-rsid="0049d6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49d6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49d6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6b1d" officeooo:paragraph-rsid="0049d6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5939b" officeooo:paragraph-rsid="0049d600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49d600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49d600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deee3" officeooo:paragraph-rsid="0049d600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0c1f" officeooo:paragraph-rsid="0049d600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fo:font-weight="normal" officeooo:rsid="00980c1f" officeooo:paragraph-rsid="0049d6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bd525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49c85d" officeooo:paragraph-rsid="0049d600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9d600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49d600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980c1f" officeooo:paragraph-rsid="0049d600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d525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d525" style:font-weight-asian="bold" style:font-weight-complex="bold"/>
    </style:style>
    <style:style style:name="T1" style:family="text">
      <style:text-properties style:font-name="DejaVu Sans Condensed" fo:font-size="12pt" fo:font-weight="bold" officeooo:rsid="0045c9d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7244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76de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d60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85939b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84dd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8d12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980c1f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484ddd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980c1f" style:font-size-asian="12pt" style:font-weight-asian="normal" style:font-size-complex="12pt" style:font-weight-complex="normal"/>
    </style:style>
    <style:style style:name="T16" style:family="text">
      <style:text-properties officeooo:rsid="0048d12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8a07a2" style:font-weight-asian="bold" style:font-weight-complex="bold"/>
    </style:style>
    <style:style style:name="T19" style:family="text">
      <style:text-properties fo:font-weight="bold" officeooo:rsid="009c133f" style:font-weight-asian="bold" style:font-weight-complex="bold"/>
    </style:style>
    <style:style style:name="T20" style:family="text">
      <style:text-properties officeooo:rsid="00484ddd"/>
    </style:style>
    <style:style style:name="T21" style:family="text">
      <style:text-properties officeooo:rsid="009c133f"/>
    </style:style>
    <style:style style:name="T22" style:family="text">
      <style:text-properties officeooo:rsid="008a07a2"/>
    </style:style>
    <style:style style:name="T2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23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C1" office:value-type="string">
            <text:p text:style-name="P19">3xx - Flight</text:p>
          </table:table-cell>
          <table:table-cell table:style-name="Table1.B1" office:value-type="string">
            <text:p text:style-name="P19">4xx - A2A</text:p>
          </table:table-cell>
          <table:table-cell table:style-name="Table1.B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13"><text:span text:style-name="T1">3</text:span><text:span text:style-name="T4">0</text:span><text:span text:style-name="T1">2</text:span><text:span text:style-name="T2"> - </text:span><text:span text:style-name="T3">Flight - </text:span><text:span text:style-name="T2">Navigation</text:span><text:span text:style-name="T5">, Jettison, Engine air start</text:span></text:p>
      <text:p text:style-name="P1"/>
      <text:p text:style-name="P5">Navigation <text:span text:style-name="T16">to NDB (Non-Directional Beacon)</text:span><text:span text:style-name="T20"> -- WIP Needs verification</text:span></text:p>
      <text:list xml:id="list2370635486" text:style-name="L1">
        <text:list-item>
          <text:p text:style-name="P8">Find a beacon on the map, looks like a little sunburst with a frequency in kHz beside it and two letters.</text:p>
        </text:list-item>
      </text:list>
      <text:list text:style-name="L2">
        <text:list-item>
          <text:list>
            <text:list-item>
              <text:p text:style-name="P14"><text:span text:style-name="T13">I</text:span><text:span text:style-name="T12">f the map icon has little "ears" around it, the NDB doubles as an inner or outer marker for an airfield.</text:span></text:p>
            </text:list-item>
          </text:list>
        </text:list-item>
      </text:list>
      <text:list xml:id="list183003381842150" text:continue-list="list2370635486" text:style-name="L1">
        <text:list-item>
          <text:p text:style-name="P15"><text:span text:style-name="T13">Tune the </text:span><text:span text:style-name="T10">AR</text:span><text:span text:style-name="T9">K</text:span><text:span text:style-name="T10">-</text:span><text:span text:style-name="T9">5</text:span><text:span text:style-name="T13"> radio system to the frequency (right console):</text:span></text:p>
          <text:list>
            <text:list-item>
              <text:p text:style-name="P8">Set <text:span text:style-name="T20">CW/VOICE switch to VOICE??</text:span></text:p>
            </text:list-item>
            <text:list-item>
              <text:p text:style-name="P8">Set <text:span text:style-name="T20">mode </text:span>knob to COMP<text:span text:style-name="T20"> (automatic mode)</text:span>.</text:p>
            </text:list-item>
            <text:list-item>
              <text:p text:style-name="P8">Set frequency band selector to the one covering the frequency of the NDB.</text:p>
            </text:list-item>
            <text:list-item>
              <text:p text:style-name="P8">Turn the tuning crank to the correct frequency. <text:s/>Watch the signal strength needle at the top.</text:p>
            </text:list-item>
            <text:list-item>
              <text:p text:style-name="P8">Listen for the correct Morse code of the two letters associated with the NDB (see kneeboard page 002 for Morse code).</text:p>
            </text:list-item>
          </text:list>
        </text:list-item>
        <text:list-item>
          <text:p text:style-name="P15"><text:span text:style-name="T10">Radio Compass</text:span><text:span text:style-name="T13"> instrument (</text:span><text:span text:style-name="T14">upper right</text:span><text:span text:style-name="T13"> of instrument panel) shows relative bearing to NDB. <text:s/>When the needle is pointing straight up, you're flying directly at the NDB.</text:span></text:p>
        </text:list-item>
      </text:list>
      <text:p text:style-name="P4"/>
      <text:p text:style-name="P6">Jettison</text:p>
      <text:list xml:id="list2065205004" text:style-name="L3">
        <text:list-item>
          <text:p text:style-name="P9">When external fuel tanks light turns on: <text:span text:style-name="T17">Emergency Bomb Release</text:span> button ... <text:span text:style-name="T21">Press </text:span>(red guarded switch on center console)</text:p>
        </text:list-item>
      </text:list>
      <text:list text:style-name="L4">
        <text:list-item>
          <text:list>
            <text:list-item>
              <text:p text:style-name="P10">Note: External fuel tanks light will be on when on the ground. <text:s/>If drop tanks are equipped, it'll turn off after takeoff and remain off until tanks are empty.</text:p>
            </text:list-item>
          </text:list>
        </text:list-item>
      </text:list>
      <text:list xml:id="list183003311738441" text:continue-list="list2065205004" text:style-name="L3">
        <text:list-item>
          <text:p text:style-name="P9"><text:span text:style-name="T18">Drop Tank Signal Switch </text:span><text:span text:style-name="T22">... </text:span><text:span text:style-name="T19">OFF</text:span><text:span text:style-name="T21"> </text:span>(center console).</text:p>
        </text:list-item>
      </text:list>
      <text:p text:style-name="P2"/>
      <text:p text:style-name="P7">Engine air start</text:p>
      <text:list text:style-name="L5">
        <text:list-item>
          <text:p text:style-name="P12"><text:span text:style-name="T7">M</text:span><text:span text:style-name="T6">ust be between 6000 m and 2000 m altitude, 300 to 320 kph IAS.</text:span></text:p>
        </text:list-item>
        <text:list-item>
          <text:p text:style-name="P11">Throttle at idle??</text:p>
        </text:list-item>
        <text:list-item>
          <text:p text:style-name="P16"><text:span text:style-name="T11">Air Start</text:span><text:span text:style-name="T15"> switch ... </text:span><text:span text:style-name="T11">ON</text:span><text:span text:style-name="T15"> (left wall forward of throttle)</text:span></text:p>
        </text:list-item>
        <text:list-item>
          <text:p text:style-name="P11">Another step here?? <text:s/>Open shut-off valve??</text:p>
        </text:list-item>
        <text:list-item>
          <text:p text:style-name="P11">When RPM starts to increase, put throttle at idle.</text:p>
          <text:list>
            <text:list-item>
              <text:p text:style-name="P11">If engine doesn't start in a few seconds, smoothly and slowly move the throttle forward and backward (15 seconds for full throw each way).</text:p>
            </text:list-item>
          </text:list>
        </text:list-item>
        <text:list-item>
          <text:p text:style-name="P17"><text:span text:style-name="T8">Air Start</text:span><text:span text:style-name="T12"> switch ... </text:span><text:span text:style-name="T8">OFF</text:span><text:span text:style-name="T12"> (left wall forward of throttle)</text:span></text:p>
        </text:list-item>
        <text:list-item>
          <text:p text:style-name="P11">Resume normal flight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0:01.920000000</dc:date>
    <meta:editing-duration>PT9H54M49S</meta:editing-duration>
    <meta:editing-cycles>4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0" meta:word-count="335" meta:character-count="1807" meta:non-whitespace-character-count="1518"/>
  </office:meta>
</office:document-meta>
</file>